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1f47" officeooo:paragraph-rsid="00041f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кзаменационная работа по предмету Алгоритмизация и Программирование</text:p>
      <text:p text:style-name="P1">Студент: Хилажев Линар Рафилевич, группа ПОВТ-1-1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18T09:07:33.152000000</dc:date>
    <meta:editing-duration>PT5M14S</meta:editing-duration>
    <meta:editing-cycles>4</meta:editing-cycles>
    <meta:document-statistic meta:table-count="0" meta:image-count="0" meta:object-count="0" meta:page-count="1" meta:paragraph-count="2" meta:word-count="13" meta:character-count="118" meta:non-whitespace-character-count="107"/>
  </office:meta>
</office:document-meta>
</file>